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0%" draw:textarea-horizontal-align="justify" draw:textarea-vertical-align="middle" draw:auto-grow-height="false" fo:min-height="4cm" fo:min-width="20cm" draw:shadow-opacity="0%"/>
    </style:style>
    <style:style style:name="gr2" style:family="graphic" style:parent-style-name="standard">
      <style:graphic-properties draw:fill="gradient" draw:fill-color="#ffd320" draw:fill-gradient-name="Grün" draw:textarea-horizontal-align="justify" draw:textarea-vertical-align="middle" draw:auto-grow-height="false" fo:min-height="2.458cm" fo:min-width="2.208cm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314cm" fo:min-width="0.063cm"/>
    </style:style>
    <style:style style:name="gr5" style:family="graphic" style:parent-style-name="standard">
      <style:graphic-properties draw:textarea-horizontal-align="justify" draw:textarea-vertical-align="middle" draw:auto-grow-height="false" fo:min-height="0.282cm" fo:min-width="0.384cm"/>
    </style:style>
    <style:style style:name="gr6" style:family="graphic" style:parent-style-name="objectwithoutfill">
      <style:graphic-properties draw:marker-end="Linienspitzen_20_1" draw:marker-end-width="0.3cm" draw:fill="none" draw:textarea-vertical-align="middle"/>
    </style:style>
    <style:style style:name="gr7" style:family="graphic" style:parent-style-name="standard">
      <style:graphic-properties draw:stroke="none" draw:marker-end="Linienspitzen_20_1" draw:fill="none" draw:textarea-horizontal-align="left" draw:textarea-vertical-align="middle" draw:auto-grow-height="false" fo:min-height="1.75cm" fo:min-width="14.5cm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fo:min-height="1cm" fo:min-width="1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gradient" draw:fill-color="#ffd320" draw:fill-gradient-name="Grün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position="-33% 58%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/>
      <style:paragraph-properties fo:text-align="center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0.5cm" svg:y="0.5cm">
          <text:p/>
          <draw:enhanced-geometry svg:viewBox="0 0 21600 21600" draw:path-stretchpoint-x="10800" draw:path-stretchpoint-y="10800" draw:text-areas="?f3 ?f4 ?f5 ?f6" draw:type="round-rectangle" draw:modifiers="2180.87304231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cm" svg:height="0.5cm" svg:x="1.75cm" svg:y="0.2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.75cm" svg:y="3.2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5cm" svg:height="0.75cm" svg:x="3.125cm" svg:y="1.625cm">
          <text:p text:style-name="P3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5cm" svg:height="0.5cm" svg:x="0.25cm" svg:y="1.7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.25cm" svg:height="0.75cm" svg:x="1.375cm" svg:y="1.62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1.558cm" svg:y1="2.266cm" svg:x2="2.442cm" svg:y2="2.266cm" draw:start-shape="id1" draw:start-glue-point="7" draw:end-shape="id1" draw:end-glue-point="9" svg:d="M1558 2266c0 991 884 991 884 0" svg:viewBox="0 0 885 744">
          <text:p/>
        </draw:connector>
        <draw:connector draw:style-name="gr6" draw:text-style-name="P4" draw:layer="layout" draw:type="curve" svg:x1="2.442cm" svg:y1="1.734cm" svg:x2="1.558cm" svg:y2="1.734cm" draw:start-shape="id1" draw:start-glue-point="11" draw:end-shape="id1" draw:end-glue-point="5" svg:d="M2442 1734c0-988-884-988-884 0" svg:viewBox="0 0 885 742">
          <text:p/>
        </draw:connector>
        <draw:custom-shape draw:style-name="gr7" draw:text-style-name="P5" draw:layer="layout" svg:width="15cm" svg:height="2cm" svg:x="4.5cm" svg:y="0.5cm">
          <text:p text:style-name="P3"><text:span text:style-name="T1">MECON Environ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5cm" svg:height="1cm" svg:x="4.5cm" svg:y="2.5cm">
          <text:p text:style-name="P3"><text:span text:style-name="T2">MEchatronic CONcept Development Environ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ün" draw:style="linear" draw:start-color="#aecf00" draw:end-color="#579d1c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49cm" draw:marker-start-center="false" draw:marker-end-width="0.349cm" draw:marker-end-center="false" draw:fill="solid" draw:fill-color="#fffff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2:21:10.630000000</meta:creation-date>
    <dc:date>2015-10-05T14:01:51.799000000</dc:date>
    <meta:editing-duration>PT13M58S</meta:editing-duration>
    <meta:editing-cycles>5</meta:editing-cycles>
    <meta:generator>LibreOffice/4.4.5.2$Windows_x86 LibreOffice_project/a22f674fd25a3b6f45bdebf25400ed2adff0ff99</meta:generator>
    <meta:document-statistic meta:object-count="11"/>
  </office:meta>
</office:document-meta>
</file>